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svg:stroke-width="0.025cm" draw:marker-start-width="0.33cm" draw:marker-end="Arrow" draw:marker-end-width="0.33cm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co1" style:family="table-column">
      <style:table-column-properties style:column-width="1.426cm" style:use-optimal-column-width="false"/>
    </style:style>
    <style:style style:name="co2" style:family="table-column">
      <style:table-column-properties style:column-width="0.742cm" style:use-optimal-column-width="false"/>
    </style:style>
    <style:style style:name="co3" style:family="table-column">
      <style:table-column-properties style:column-width="0.756cm" style:use-optimal-column-width="false"/>
    </style:style>
    <style:style style:name="co4" style:family="table-column">
      <style:table-column-properties style:column-width="0.728cm" style:use-optimal-column-width="false"/>
    </style:style>
    <style:style style:name="co5" style:family="table-column">
      <style:table-column-properties style:column-width="0.731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0.519cm"/>
    </style:style>
    <style:style style:name="ce1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none"/>
      <style:text-properties fo:font-family="Arial" style:font-family-generic="roman" style:font-pitch="variable" fo:font-size="10pt" style:letter-kerning="true" style:font-family-asian="'AR PL UMing HK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ce2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family="Arial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ce3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family="Arial" style:font-family-generic="roman" style:font-pitch="variable" fo:font-size="10pt" fo:font-weight="bold" style:letter-kerning="true" style:font-family-asian="'AR PL UMing HK'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01cm solid #000000" fo:border-top="0.001cm solid #000000" fo:border-bottom="0.001cm solid #000000"/>
      <style:text-properties fo:font-size="8pt" style:font-size-asian="18pt" style:font-weight-asian="normal" style:font-size-complex="18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8pt" style:font-size-asian="18pt" style:font-weight-asian="normal" style:font-size-complex="18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01cm solid #000000"/>
      <style:text-properties fo:font-size="10pt" fo:font-weight="bold" style:font-size-asian="18pt" style:font-weight-asian="bold" style:font-size-complex="18pt" style:font-weight-complex="bold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8pt" style:font-size-asian="18pt" style:font-weight-asian="normal" style:font-size-complex="18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8pt" style:font-size-asian="18pt" style:font-weight-asian="normal" style:font-size-complex="18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Arial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roman" style:font-pitch="variable" fo:font-size="10pt" fo:font-weight="bold" style:letter-kerning="true" style:font-family-asian="'AR PL UMing HK'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T5" style:family="text">
      <style:text-properties fo:font-size="10pt" fo:font-weight="bold" style:font-size-asian="18pt" style:font-weight-asian="bold" style:font-size-complex="18pt" style:font-weight-complex="bold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12cm" svg:height="0.305cm" svg:x="0.6cm" svg:y="1.03cm">
          <text:p text:style-name="P1"><text:span text:style-name="T1">CAACATGAGAGTTTGATCCT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835cm" svg:height="0.806cm" svg:x="0.324cm" svg:y="0.215cm">
          <draw:text-box>
            <text:p><text:span text:style-name="T2">Sequence</text:span></text:p>
          </draw:text-box>
        </draw:frame>
        <draw:custom-shape draw:style-name="gr1" draw:text-style-name="P2" draw:layer="layout" svg:width="4.064cm" svg:height="0.305cm" svg:x="4.473cm" svg:y="1.03cm">
          <text:p text:style-name="P1"><text:span text:style-name="T1">GGCTCAGAACGAACGCTG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8cm" svg:height="0.305cm" svg:x="8.537cm" svg:y="1.03cm">
          <text:p text:style-name="P1"><text:span text:style-name="T1">CGGCAGGCTTAACACATGC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45cm" svg:height="0.305cm" svg:x="12.665cm" svg:y="1.03cm">
          <text:p text:style-name="P1"><text:span text:style-name="T1">AGTCGAGCGCCCCGCAAGGG</text:span></text:p>
          <draw:enhanced-geometry svg:viewBox="0 0 21600 21600" draw:type="rectangle" draw:enhanced-path="M 0 0 L 21600 0 21600 21600 0 21600 0 0 Z N"/>
        </draw:custom-shape>
        <draw:frame draw:style-name="gr3" draw:layer="layout" svg:width="1.035cm" svg:height="0.962cm" svg:x="17.427cm" svg:y="0.625cm">
          <draw:text-box>
            <text:p>...</text:p>
          </draw:text-box>
        </draw:frame>
        <draw:frame draw:style-name="standard" draw:layer="layout" svg:width="13.286cm" svg:height="3.034cm" svg:x="1.283cm" svg:y="3.2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4"><text:span text:style-name="T3">AA</text:span></text:p>
              </table:table-cell>
              <table:table-cell>
                <text:p text:style-name="P4"><text:span text:style-name="T3">AC</text:span></text:p>
              </table:table-cell>
              <table:table-cell>
                <text:p text:style-name="P4"><text:span text:style-name="T3">AG</text:span></text:p>
              </table:table-cell>
              <table:table-cell>
                <text:p text:style-name="P4"><text:span text:style-name="T3">AT</text:span></text:p>
              </table:table-cell>
              <table:table-cell>
                <text:p text:style-name="P4"><text:span text:style-name="T3">CA</text:span></text:p>
              </table:table-cell>
              <table:table-cell>
                <text:p text:style-name="P4"><text:span text:style-name="T3">CC</text:span></text:p>
              </table:table-cell>
              <table:table-cell>
                <text:p text:style-name="P4"><text:span text:style-name="T3">CG</text:span></text:p>
              </table:table-cell>
              <table:table-cell>
                <text:p text:style-name="P4"><text:span text:style-name="T3">CT</text:span></text:p>
              </table:table-cell>
              <table:table-cell>
                <text:p text:style-name="P4"><text:span text:style-name="T3">GA</text:span></text:p>
              </table:table-cell>
              <table:table-cell>
                <text:p text:style-name="P4"><text:span text:style-name="T3">GC</text:span></text:p>
              </table:table-cell>
              <table:table-cell>
                <text:p text:style-name="P4"><text:span text:style-name="T3">GG</text:span></text:p>
              </table:table-cell>
              <table:table-cell>
                <text:p text:style-name="P4"><text:span text:style-name="T3">GT</text:span></text:p>
              </table:table-cell>
              <table:table-cell>
                <text:p text:style-name="P4"><text:span text:style-name="T3">TA</text:span></text:p>
              </table:table-cell>
              <table:table-cell>
                <text:p text:style-name="P4"><text:span text:style-name="T3">TC</text:span></text:p>
              </table:table-cell>
              <table:table-cell>
                <text:p text:style-name="P4"><text:span text:style-name="T3">TG</text:span></text:p>
              </table:table-cell>
              <table:table-cell>
                <text:p text:style-name="P4"><text:span text:style-name="T3">TT</text:span></text:p>
              </table:table-cell>
            </table:table-row>
            <table:table-row table:style-name="ro2" table:default-cell-style-name="ce5">
              <table:table-cell table:style-name="ce3">
                <text:p text:style-name="P4"><text:span text:style-name="T4">NSV 1</text:span></text:p>
              </table:table-cell>
              <table:table-cell table:style-name="ce4"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</table:table-row>
            <table:table-row table:style-name="ro2" table:default-cell-style-name="ce5">
              <table:table-cell table:style-name="ce3">
                <text:p text:style-name="P4"><text:span text:style-name="T4">NSV 2</text:span></text:p>
              </table:table-cell>
              <table:table-cell table:style-name="ce4"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</table:table-row>
            <table:table-row table:style-name="ro2" table:default-cell-style-name="ce5">
              <table:table-cell table:style-name="ce3">
                <text:p text:style-name="P4"><text:span text:style-name="T4">NSV 3</text:span></text:p>
              </table:table-cell>
              <table:table-cell table:style-name="ce4">
                <text:p text:style-name="P4"><text:span text:style-name="T1">1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4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1</text:span></text:p>
              </table:table-cell>
            </table:table-row>
            <table:table-row table:style-name="ro2" table:default-cell-style-name="ce5">
              <table:table-cell table:style-name="ce6">
                <text:p text:style-name="P4"><text:span text:style-name="T5">NSV 4</text:span></text:p>
              </table:table-cell>
              <table:table-cell table:style-name="ce4"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3</text:span></text:p>
              </table:table-cell>
              <table:table-cell>
                <text:p text:style-name="P4"><text:span text:style-name="T1">2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0</text:span></text:p>
              </table:table-cell>
              <table:table-cell>
                <text:p text:style-name="P4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18.07cm" svg:height="0.645cm" svg:x="1.352cm" svg:y="1.2cm">
          <draw:text-box>
            <text:p><text:span text:style-name="T6">Segment 1 <text:s text:c="22"/>Segment 2 <text:s text:c="26"/>Segment 3 <text:s text:c="23"/>Segment 4 <text:s text:c="11"/>more segments</text:span></text:p>
          </draw:text-box>
        </draw:frame>
        <draw:line draw:style-name="gr4" draw:text-style-name="P4" draw:layer="layout" svg:x1="2.305cm" svg:y1="1.745cm" svg:x2="2.305cm" svg:y2="2.05cm">
          <text:p/>
        </draw:line>
        <draw:line draw:style-name="gr4" draw:text-style-name="P4" draw:layer="layout" svg:x1="0.717cm" svg:y1="2.05cm" svg:x2="2.305cm" svg:y2="2.05cm">
          <text:p/>
        </draw:line>
        <draw:line draw:style-name="gr4" draw:text-style-name="P4" draw:layer="layout" svg:x1="0.7cm" svg:y1="4.185cm" svg:x2="0.7cm" svg:y2="2.05cm">
          <text:p/>
        </draw:line>
        <draw:line draw:style-name="gr5" draw:text-style-name="P4" draw:layer="layout" svg:x1="0.7cm" svg:y1="4.165cm" svg:x2="1.335cm" svg:y2="4.165cm">
          <text:p/>
        </draw:line>
        <draw:frame draw:style-name="gr2" draw:layer="layout" svg:width="1.035cm" svg:height="0.962cm" draw:transform="rotate (1.5707963267946) translate (1.235cm 7.335cm)">
          <draw:text-box>
            <text:p>...</text:p>
          </draw:text-box>
        </draw:frame>
        <draw:frame draw:style-name="gr2" draw:text-style-name="P5" draw:layer="layout" svg:width="2.297cm" svg:height="0.645cm" svg:x="2.07cm" svg:y="6.47cm">
          <draw:text-box>
            <text:p><text:span text:style-name="T6">more NSVs</text:span></text:p>
          </draw:text-box>
        </draw:frame>
        <draw:custom-shape draw:style-name="gr6" draw:text-style-name="P6" xml:id="id1" draw:id="id1" draw:layer="layout" svg:width="0.635cm" svg:height="0.61cm" svg:x="16.875cm" svg:y="4.475cm">
          <text:p text:style-name="P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" draw:id="id2" draw:layer="layout" svg:width="0.635cm" svg:height="0.61cm" svg:x="15.457cm" svg:y="5.9cm">
          <text:p text:style-name="P4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0.635cm" svg:height="0.61cm" svg:x="17.745cm" svg:y="6.215cm">
          <text:p text:style-name="P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719cm" svg:height="0.806cm" svg:x="1.025cm" svg:y="2.363cm">
          <draw:text-box>
            <text:p><text:span text:style-name="T2">P-Mer Counts</text:span></text:p>
          </draw:text-box>
        </draw:frame>
        <draw:frame draw:style-name="gr2" draw:text-style-name="P3" draw:layer="layout" svg:width="3.779cm" svg:height="0.806cm" svg:x="15.43cm" svg:y="2.05cm">
          <draw:text-box>
            <text:p><text:span text:style-name="T2">Cluster Model</text:span></text:p>
          </draw:text-box>
        </draw:frame>
        <draw:connector draw:style-name="gr7" draw:text-style-name="P4" draw:layer="layout" draw:type="curve" svg:x1="16.875cm" svg:y1="4.78cm" svg:x2="15.774cm" svg:y2="5.9cm" draw:start-shape="id1" draw:start-glue-point="6" draw:end-shape="id2" draw:end-glue-point="4" svg:d="m16875 4780c-734 0-1101 373-1101 1120">
          <text:p/>
        </draw:connector>
        <draw:connector draw:style-name="gr7" draw:text-style-name="P4" draw:layer="layout" draw:type="curve" svg:x1="16.092cm" svg:y1="6.205cm" svg:x2="17.192cm" svg:y2="5.085cm" draw:start-shape="id2" draw:start-glue-point="10" draw:end-shape="id1" draw:end-glue-point="8" svg:d="m16092 6205c734 0 1100-373 1100-1120">
          <text:p/>
        </draw:connector>
        <draw:frame draw:style-name="gr2" draw:text-style-name="P5" draw:layer="layout" svg:width="1.243cm" svg:height="0.645cm" svg:x="16.648cm" svg:y="2.96cm">
          <draw:text-box>
            <text:p><text:span text:style-name="T6">Start</text:span></text:p>
          </draw:text-box>
        </draw:frame>
        <draw:connector draw:style-name="gr7" draw:text-style-name="P4" draw:layer="layout" draw:type="curve" svg:x1="17.51cm" svg:y1="4.78cm" svg:x2="18.062cm" svg:y2="6.215cm" draw:start-shape="id1" draw:start-glue-point="10" draw:end-shape="id3" draw:end-glue-point="4" svg:d="m17510 4780c368 0 552 478 552 1435">
          <text:p/>
        </draw:connector>
        <draw:custom-shape draw:style-name="gr8" draw:text-style-name="P4" draw:layer="layout" svg:width="1.175cm" svg:height="0.93cm" svg:x="17.84cm" svg:y="3.745cm">
          <text:p><text:span text:style-name="T6">NSV 1</text:span></text:p>
          <text:p><text:span text:style-name="T6">NSV 3</text:span></text:p>
          <draw:enhanced-geometry svg:viewBox="0 0 21600 21600" draw:mirror-horizontal="false" draw:type="line-callout-1" draw:modifiers="-9863.26530612245 19419.119226638 -4518.36734693878 12806.874328678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4" draw:layer="layout" svg:width="1.223cm" svg:height="0.61cm" svg:x="18.697cm" svg:y="5.3cm">
          <text:p><text:span text:style-name="T6">NSV 4</text:span></text:p>
          <draw:enhanced-geometry svg:viewBox="0 0 21600 21600" draw:mirror-horizontal="false" draw:type="line-callout-2" draw:modifiers="-8082.35294117647 35210.4746317512 -4323.52941176471 20185.9247135843 -4376.47058823529 19584.94271685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" draw:text-style-name="P4" draw:layer="layout" svg:width="1.223cm" svg:height="0.61cm" svg:x="16.157cm" svg:y="6.52cm">
          <text:p><text:span text:style-name="T6">NSV 2</text:span></text:p>
          <draw:enhanced-geometry svg:viewBox="0 0 21600 21600" draw:mirror-horizontal="false" draw:type="line-callout-2" draw:modifiers="-7129.41176470588 -4136.17021276596 -10545.8823529412 19019.3126022913 -4376.47058823529 19584.94271685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7" draw:text-style-name="P4" draw:layer="layout" svg:x1="17.227cm" svg:y1="3.565cm" svg:x2="17.227cm" svg:y2="4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0.3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ichael Hahsler</meta:initial-creator>
    <meta:creation-date>2011-10-02T18:42:14</meta:creation-date>
    <dc:date>2011-10-03T14:20:44</dc:date>
    <dc:creator>Michael Hahsler</dc:creator>
    <meta:editing-duration>PT19H30M20S</meta:editing-duration>
    <meta:editing-cycles>11</meta:editing-cycles>
    <meta:generator>LibreOffice/3.3$Linux LibreOffice_project/330m19$Build-301</meta:generator>
    <meta:document-statistic meta:object-count="27"/>
  </office:meta>
</office:document-meta>
</file>